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eb029" officeooo:paragraph-rsid="000eb029" fo:background-color="#fff200" style:font-weight-asian="bold" style:font-weight-complex="bold"/>
    </style:style>
    <style:style style:name="P2" style:family="paragraph" style:parent-style-name="Standard">
      <style:text-properties fo:font-weight="bold" officeooo:rsid="000f6668" officeooo:paragraph-rsid="000f6668" fo:background-color="#fff200" style:font-weight-asian="bold" style:font-weight-complex="bold"/>
    </style:style>
    <style:style style:name="P3" style:family="paragraph" style:parent-style-name="Standard">
      <style:text-properties fo:font-weight="bold" officeooo:rsid="000f6668" officeooo:paragraph-rsid="000f6668" fo:background-color="transparent" style:font-weight-asian="bold" style:font-weight-complex="bold"/>
    </style:style>
    <style:style style:name="P4" style:family="paragraph" style:parent-style-name="Standard">
      <style:text-properties fo:font-weight="normal" officeooo:rsid="000f6668" officeooo:paragraph-rsid="000f6668" fo:background-color="transparent" style:font-weight-asian="normal" style:font-weight-complex="normal"/>
    </style:style>
    <style:style style:name="P5" style:family="paragraph" style:parent-style-name="Preformatted_20_Text">
      <style:text-properties fo:font-weight="bold" officeooo:rsid="000f6668" officeooo:paragraph-rsid="000f6668" fo:background-color="#fff200" style:font-weight-asian="bold" style:font-weight-complex="bold"/>
    </style:style>
    <style:style style:name="P6" style:family="paragraph" style:parent-style-name="Preformatted_20_Text">
      <style:text-properties fo:font-weight="bold" officeooo:rsid="000f6668" officeooo:paragraph-rsid="000f6668" fo:background-color="transparent" style:font-weight-asian="bold" style:font-weight-complex="bold"/>
    </style:style>
    <style:style style:name="P7" style:family="paragraph" style:parent-style-name="Preformatted_20_Text">
      <style:text-properties fo:font-weight="normal" officeooo:rsid="000f6668" officeooo:paragraph-rsid="000f6668" fo:background-color="transparent"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ontext</text:h>
      <text:p text:style-name="Text_20_body">Coronaviruses are a large family of viruses which may cause illness in animals or humans. In humans, several coronaviruses are known to cause respiratory infections ranging from the common cold to more severe diseases such as Middle East Respiratory Syndrome (MERS) and Severe Acute Respiratory Syndrome (SARS). The most recently discovered coronavirus causes coronavirus disease COVID-19 - World Health Organization</text:p>
      <text:p text:style-name="Text_20_body">The number of new cases are increasing day by day around the world. This dataset has information from the states and union territories of India at daily level.</text:p>
      <text:p text:style-name="Text_20_body">State level data comes from <text:a xlink:type="simple" xlink:href="https://www.mohfw.gov.in/" text:style-name="Internet_20_link" text:visited-style-name="Visited_20_Internet_20_Link">Ministry of Health &amp; Family Welfare</text:a></text:p>
      <text:p text:style-name="Text_20_body">Testing data and vaccination data comes from <text:a xlink:type="simple" xlink:href="https://www.covid19india.org/" text:style-name="Internet_20_link" text:visited-style-name="Visited_20_Internet_20_Link">covid19india</text:a>. Huge thanks to them for their efforts!</text:p>
      <text:p text:style-name="Text_20_body">Update on April 20, 2021: Thanks to the <text:a xlink:type="simple" xlink:href="https://www.isibang.ac.in/~athreya/incovid19/" text:style-name="Internet_20_link" text:visited-style-name="Visited_20_Internet_20_Link">Team at ISIBang</text:a>, I was able to get the historical data for the periods that I missed to collect and updated the csv file.</text:p>
      <text:h text:style-name="Heading_20_3" text:outline-level="3">Content</text:h>
      <text:p text:style-name="Text_20_body">COVID-19 cases at daily level is present in <text:span text:style-name="Source_20_Text">covid_19_india.csv</text:span> file</text:p>
      <text:p text:style-name="Text_20_body">Statewise testing details in <text:span text:style-name="Source_20_Text">StatewiseTestingDetails.csv</text:span> file </text:p>
      <text:p text:style-name="Text_20_body">Travel history dataset by <text:a xlink:type="simple" xlink:href="https://www.kaggle.com/dheerajmpai" text:style-name="Internet_20_link" text:visited-style-name="Visited_20_Internet_20_Link">@dheerajmpai</text:a> - <text:a xlink:type="simple" xlink:href="https://www.kaggle.com/dheerajmpai/covidindiatravelhistory" text:style-name="Internet_20_link" text:visited-style-name="Visited_20_Internet_20_Link">https://www.kaggle.com/dheerajmpai/covidindiatravelhistory</text:a></text:p>
      <text:h text:style-name="Heading_20_3" text:outline-level="3">Acknowledgements</text:h>
      <text:p text:style-name="Text_20_body">Thanks to Indian <text:a xlink:type="simple" xlink:href="https://www.mohfw.gov.in/" text:style-name="Internet_20_link" text:visited-style-name="Visited_20_Internet_20_Link">Ministry of Health &amp; Family Welfare</text:a> for making the data available to general public. </text:p>
      <text:p text:style-name="Text_20_body">Thanks to <text:a xlink:type="simple" xlink:href="http://portal.covid19india.org/" text:style-name="Internet_20_link" text:visited-style-name="Visited_20_Internet_20_Link">covid19india.org</text:a> for making the individual level details, testing details, vaccination details available to general public.</text:p>
      <text:p text:style-name="Text_20_body">Thanks to <text:a xlink:type="simple" xlink:href="https://en.wikipedia.org/wiki/List_of_states_and_union_territories_of_India_by_population" text:style-name="Internet_20_link" text:visited-style-name="Visited_20_Internet_20_Link">Wikipedia</text:a> for population information.</text:p>
      <text:p text:style-name="Text_20_body">Thanks to the <text:a xlink:type="simple" xlink:href="https://www.isibang.ac.in/~athreya/incovid19/" text:style-name="Internet_20_link" text:visited-style-name="Visited_20_Internet_20_Link">Team at ISIBang</text:a></text:p>
      <text:p text:style-name="Text_20_body">Photo Courtesy - <text:a xlink:type="simple" xlink:href="https://hgis.uw.edu/virus/" text:style-name="Internet_20_link" text:visited-style-name="Visited_20_Internet_20_Link">https://hgis.uw.edu/virus/</text:a></text:p>
      <text:h text:style-name="Heading_20_3" text:outline-level="3">Inspiration</text:h>
      <text:p text:style-name="Text_20_body">Looking for data based suggestions to stop / delay the spread of virus</text:p>
      <text:p text:style-name="Standard"/>
      <text:p text:style-name="P1">Analyse data and build excel dashboard </text:p>
      <text:p text:style-name="P1"/>
      <text:p text:style-name="P3">Some possible questions and points to explore?</text:p>
      <text:p text:style-name="P4"/>
      <text:p text:style-name="P7">Top/bottom 10 states with highest number of Confirmed cases</text:p>
      <text:p text:style-name="P7">Top/bottom 10 states with highest number of Cured cases</text:p>
      <text:p text:style-name="P7">Top/bottom 10 states with highest number of Deaths</text:p>
      <text:p text:style-name="P7">Top/bottom 10 states with highest of Death percentage</text:p>
      <text:p text:style-name="P7">Top/bottom 10 states with highest number of Total Samples</text:p>
      <text:p text:style-name="P7">Top/bottom <text:s/>10 states with highest number of Negative cases</text:p>
      <text:p text:style-name="P7"><text:soft-page-break/>Top/bottom 10 states with highest number of Positive cases</text:p>
      <text:p text:style-name="P7">Male and Female Vaccinated ratio for Covid19</text:p>
      <text:p text:style-name="P7">Covaxin and Covishield Vaccination</text:p>
      <text:p text:style-name="P7">Doses administered vs People Vaccinated</text:p>
      <text:p text:style-name="P6"/>
      <text:p text:style-name="P6"/>
      <text:p text:style-name="P5">Perform a hypothesis test on whether lockdown has been useful in containing spread.</text:p>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8T15:25:24.538185831</meta:creation-date>
    <dc:date>2021-08-08T17:38:33.343342542</dc:date>
    <meta:editing-duration>PT2H2M58S</meta:editing-duration>
    <meta:editing-cycles>2</meta:editing-cycles>
    <meta:generator>LibreOffice/6.0.7.3$Linux_X86_64 LibreOffice_project/00m0$Build-3</meta:generator>
    <meta:document-statistic meta:table-count="0" meta:image-count="0" meta:object-count="0" meta:page-count="2" meta:paragraph-count="31" meta:word-count="339" meta:character-count="2265" meta:non-whitespace-character-count="1953"/>
  </office:meta>
</office:document-meta>
</file>